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upSessionImpl.getPortletSession( String hand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roupSessionImpl.GroupSessionImpl( String groupID , String markupInterfaceURL , Log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